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03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1" style:family="paragraph">
      <loext:graphic-properties draw:fill-color="#ffffff"/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TransitTool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the OTT System 1/2</text:p>
          </draw:text-box>
        </draw:frame>
        <draw:frame presentation:style-name="pr5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gtfs and gtfs-rt database loaders</text:p>
              </text:list-item>
              <text:list-item>
                <text:p>services to expose transit stop, route, etc.. data</text:p>
              </text:list-item>
              <text:list-item>
                <text:p>geoserver bindings (auto generated?)</text:p>
                <text:list>
                  <text:list-item>
                    <text:p>stops via bbox (current, future, past)</text:p>
                  </text:list-item>
                  <text:list-item>
                    <text:p>route geometries</text:p>
                  </text:list-item>
                  <text:list-item>
                    <text:p>vehicles .. time based?</text:p>
                  </text:list-item>
                  <text:list-item>
                    <text:p>current and future schemas / tables?</text:p>
                  </text:list-item>
                  <text:list-item>
                    <text:p>intersection routine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the OTT System 2/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o / map services:</text:p>
                <text:list>
                  <text:list-item>
                    <text:p>intersection</text:p>
                  </text:list-item>
                  <text:list-item>
                    <text:p>mock OTP transit index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it Repos</text:p>
          </draw:text-box>
        </draw:frame>
        <draw:frame presentation:style-name="pr7" draw:layer="layout" svg:width="25.199cm" svg:height="15.359cm" svg:x="1.4cm" svg:y="4.914cm" presentation:class="outline" presentation:user-transformed="true">
          <draw:text-box>
            <text:list text:style-name="L2">
              <text:list-item>
                <text:p>docs</text:p>
              </text:list-item>
              <text:list-item>
                <text:p>utils</text:p>
              </text:list-item>
              <text:list-item>
                <text:p>services</text:p>
              </text:list-item>
              <text:list-item>
                <text:p><text:span text:style-name="T2">gtfsdb</text:span> and <text:span text:style-name="T2">gtfs-realtime</text:span> db loaders</text:p>
              </text:list-item>
              <text:list-item>
                <text:p>OpenStreetMap (<text:span text:style-name="T2">OSM</text:span>) tools</text:p>
              </text:list-item>
              <text:list-item>
                <text:p>Geoserver (data dir from GTFS config)</text:p>
              </text:list-item>
              <text:list-item>
                <text:p>OpenTripPlanner (<text:span text:style-name="T2">OTP</text:span>) client (py/java)</text:p>
              </text:list-item>
              <text:list-item>
                <text:p>geocoder client (wrapper)</text:p>
              </text:list-item>
              <text:list-item>
                <text:p><text:span text:style-name="T2">gbfs</text:span> (bikes) and <text:span text:style-name="T2">carshare</text:span> (Zipcar/car2go)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Purcell</meta:initial-creator>
    <meta:creation-date>2018-07-10T18:22:03</meta:creation-date>
    <meta:editing-duration>PT2H13M1S</meta:editing-duration>
    <meta:editing-cycles>11</meta:editing-cycles>
    <dc:date>2018-07-10T20:37:29.278898958</dc:date>
    <meta:generator>LibreOffice/5.2.3.3$MacOSX_X86_64 LibreOffice_project/d54a8868f08a7b39642414cf2c8ef2f228f780cf</meta:generator>
    <meta:document-statistic meta:object-count="37"/>
  </office:meta>
</office:document-meta>
</file>